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97" officeooo:paragraph-rsid="00025197"/>
    </style:style>
    <style:style style:name="P2" style:family="paragraph" style:parent-style-name="Standard">
      <style:text-properties officeooo:rsid="0004299b" officeooo:paragraph-rsid="0004299b"/>
    </style:style>
    <style:style style:name="P3" style:family="paragraph" style:parent-style-name="Standard">
      <style:text-properties officeooo:rsid="00069282" officeooo:paragraph-rsid="00069282"/>
    </style:style>
    <style:style style:name="T1" style:family="text">
      <style:text-properties officeooo:rsid="00058172"/>
    </style:style>
    <style:style style:name="T2" style:family="text">
      <style:text-properties officeooo:rsid="00060b3b"/>
    </style:style>
    <style:style style:name="T3" style:family="text">
      <style:text-properties officeooo:rsid="00069282"/>
    </style:style>
    <style:style style:name="T4" style:family="text">
      <style:text-properties officeooo:rsid="000764b5"/>
    </style:style>
    <style:style style:name="T5" style:family="text">
      <style:text-properties officeooo:rsid="00089b83"/>
    </style:style>
    <style:style style:name="T6" style:family="text">
      <style:text-properties officeooo:rsid="000a3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se Jerry, you have t oput a script tag in the head and src=”the google api for jerry”</text:p>
      <text:p text:style-name="P1"/>
      <text:p text:style-name="P1">$(“body”) - will grab all the body tags on the page. </text:p>
      <text:p text:style-name="P1">So now that we have that, and we know that it exists, we can do something like this: </text:p>
      <text:p text:style-name="P1">$(“body”).addClass(“my_class”) - this will add a class to the body tag. <text:s/>Pretty awesome.</text:p>
      <text:p text:style-name="P1"/>
      <text:p text:style-name="P1">We cal also create thing. </text:p>
      <text:p text:style-name="P1">$(“&lt;button&gt;”) - this is now a dom element, but it hasn’t been put on the page yet. <text:s/>You could insert it on the page using some of the methods for dom insertion</text:p>
      <text:p text:style-name="P1"/>
      <text:p text:style-name="P1">Thing things is that it’ll select all the things that has that tag.</text:p>
      <text:p text:style-name="P1"/>
      <text:p text:style-name="P1">So, if you were to select something like $(“Li”), and there are a lot of list elements on the page, it’ll select them all. <text:s/>And then if you said <text:s/>$(“Li”).addClass(“complete”) - this will add that class to every list element. <text:s/></text:p>
      <text:p text:style-name="P1"/>
      <text:p text:style-name="P2">We can grab the actual element by using const x = document.querySelector(“li”) and this will select the first Li element and assign it to x. <text:s/></text:p>
      <text:p text:style-name="P2"/>
      <text:p text:style-name="P2">$(function {}) - this is the function thing. </text:p>
      <text:p text:style-name="P2"/>
      <text:p text:style-name="P2">We can select all the Lis in a class by prefacing with the class: $(“.todo-list &lt; li”) selects all the Li’s within the “.to-do” class.</text:p>
      <text:p text:style-name="P2"/>
      <text:p text:style-name="P2">Now we can create an event: $(“.todo-list &lt; li”).on(“click”, function()) - so that will run a function on click. <text:s/>Pretty cool. <text:s/>But if this is in java, this will load before the html loads. <text:s/>So, we’ll have to add some language to make sure that the html loads before loading the JS: </text:p>
      <text:p text:style-name="P2"/>
      <text:p text:style-name="P2">document.addEventListener(“DOMContentLoaded”, funtion () <text:s/>{ - <text:span text:style-name="T3">this is the JS way, but Jerry has this too:</text:span></text:p>
      <text:p text:style-name="P3">$(document).on(“ready”, function () { <text:s text:c="2"/>- OR</text:p>
      <text:p text:style-name="P3"/>
      <text:p text:style-name="P3">$funtion () {</text:p>
      <text:p text:style-name="P2"><text:tab/>$(“.todo-list &lt; li”).on(“click”, function(<text:span text:style-name="T1">event</text:span>) {</text:p>
      <text:p text:style-name="P2"><text:tab/><text:tab/>-something happens in here that you want to happen on click-</text:p>
      <text:p text:style-name="P2"><text:tab/><text:tab/><text:span text:style-name="T2">$(e.currentTarget).toggleClass(“complete”)</text:span></text:p>
      <text:p text:style-name="P2"><text:tab/>})</text:p>
      <text:p text:style-name="P2">} )</text:p>
      <text:p text:style-name="P2"/>
      <text:p text:style-name="P3">$(“form.todo-form”).on(“click”, function(event) {</text:p>
      <text:p text:style-name="P3"><text:tab/>$(e).preventDefaul<text:span text:style-name="T4">t()</text:span></text:p>
      <text:p text:style-name="P3"><text:tab/><text:span text:style-name="T5">const val = $(e.currentTarget).find(“#todo-text”).val();</text:span></text:p>
      <text:p text:style-name="P3"><text:tab/><text:span text:style-name="T6">const $li = $(“&lt;li&gt;”).text(val);</text:span></text:p>
      <text:p text:style-name="P3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1:44:52.374447251</meta:creation-date>
    <meta:generator>LibreOffice/6.0.7.3$Linux_X86_64 LibreOffice_project/00m0$Build-3</meta:generator>
    <dc:date>2019-03-26T20:28:54.952105911</dc:date>
    <meta:editing-duration>PT8H23M38S</meta:editing-duration>
    <meta:editing-cycles>10</meta:editing-cycles>
    <meta:document-statistic meta:table-count="0" meta:image-count="0" meta:object-count="0" meta:page-count="1" meta:paragraph-count="25" meta:word-count="318" meta:character-count="1885" meta:non-whitespace-character-count="1564"/>
  </office:meta>
</office:document-meta>
</file>